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21:11:43.474065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6-10T21:11:54.158806745</dc:date>
    <meta:editing-duration>P8DT5H4M44S</meta:editing-duration>
    <meta:editing-cycles>548</meta:editing-cycles>
    <meta:generator>LibreOffice/6.0.1.1$Linux_X86_64 LibreOffice_project/00m0$Build-1</meta:generator>
    <meta:document-statistic meta:table-count="1" meta:cell-count="4759" meta:object-count="0"/>
  </office:meta>
</office:document-meta>
</file>